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MgrError.addEscapes( String 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okenMgrErro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MgrError.TokenMg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kenMgrError.LexicalError( boolean EOFSeen , int lexState , int errorLine , int errorColumn , String errorAfter , char curCh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kenMgrError.TokenMgrError( boolean EOFSeen , int lexState , int errorLine , int errorColumn , String errorAfter , char curChar , int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MgrError.TokenMgrError( String message , int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